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5" text:anchor-type="page" text:anchor-page-number="1" svg:x="5.8402in" svg:y="10.4575in" svg:width="1.2799in" svg:height="0.5in" draw:z-index="84">
        <draw:text-box>
          <text:p text:style-name="Standard"><text:database-display text:table-name="HZ19_Tube_prep(make)" text:table-type="table" text:column-name="KI" text:database-name="labels">&lt;KI&gt;</text:database-display></text:p>
        </draw:text-box>
      </draw:frame>
      <draw:frame draw:style-name="fr1" draw:name="Frame84" text:anchor-type="page" text:anchor-page-number="1" svg:x="4.4402in" svg:y="10.4575in" svg:width="1.2799in" svg:height="0.5in" draw:z-index="8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3" text:anchor-type="page" text:anchor-page-number="1" svg:x="3.0402in" svg:y="10.4575in" svg:width="1.2799in" svg:height="0.5in" draw:z-index="8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2" text:anchor-type="page" text:anchor-page-number="1" svg:x="1.6402in" svg:y="10.4575in" svg:width="1.2799in" svg:height="0.5in" draw:z-index="8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1" text:anchor-type="page" text:anchor-page-number="1" svg:x="0.2402in" svg:y="10.4575in" svg:width="1.2799in" svg:height="0.5in" draw:z-index="8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0" text:anchor-type="page" text:anchor-page-number="1" svg:x="5.8402in" svg:y="9.828in" svg:width="1.2799in" svg:height="0.5in" draw:z-index="7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9" text:anchor-type="page" text:anchor-page-number="1" svg:x="4.4402in" svg:y="9.828in" svg:width="1.2799in" svg:height="0.5in" draw:z-index="7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8" text:anchor-type="page" text:anchor-page-number="1" svg:x="3.0402in" svg:y="9.828in" svg:width="1.2799in" svg:height="0.5in" draw:z-index="7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7" text:anchor-type="page" text:anchor-page-number="1" svg:x="1.6402in" svg:y="9.828in" svg:width="1.2799in" svg:height="0.5in" draw:z-index="7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6" text:anchor-type="page" text:anchor-page-number="1" svg:x="0.2402in" svg:y="9.828in" svg:width="1.2799in" svg:height="0.5in" draw:z-index="7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5" text:anchor-type="page" text:anchor-page-number="1" svg:x="5.8402in" svg:y="9.198in" svg:width="1.2799in" svg:height="0.5in" draw:z-index="7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4" text:anchor-type="page" text:anchor-page-number="1" svg:x="4.4402in" svg:y="9.198in" svg:width="1.2799in" svg:height="0.5in" draw:z-index="7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3" text:anchor-type="page" text:anchor-page-number="1" svg:x="3.0402in" svg:y="9.198in" svg:width="1.2799in" svg:height="0.5in" draw:z-index="7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2" text:anchor-type="page" text:anchor-page-number="1" svg:x="1.6402in" svg:y="9.198in" svg:width="1.2799in" svg:height="0.5in" draw:z-index="7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1" text:anchor-type="page" text:anchor-page-number="1" svg:x="0.2402in" svg:y="9.198in" svg:width="1.2799in" svg:height="0.5in" draw:z-index="7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0" text:anchor-type="page" text:anchor-page-number="1" svg:x="5.8402in" svg:y="8.5681in" svg:width="1.2799in" svg:height="0.5in" draw:z-index="6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9" text:anchor-type="page" text:anchor-page-number="1" svg:x="4.4402in" svg:y="8.5681in" svg:width="1.2799in" svg:height="0.5in" draw:z-index="6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8" text:anchor-type="page" text:anchor-page-number="1" svg:x="3.0402in" svg:y="8.5681in" svg:width="1.2799in" svg:height="0.5in" draw:z-index="6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7" text:anchor-type="page" text:anchor-page-number="1" svg:x="1.6402in" svg:y="8.5681in" svg:width="1.2799in" svg:height="0.5in" draw:z-index="6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6" text:anchor-type="page" text:anchor-page-number="1" svg:x="0.2402in" svg:y="8.5681in" svg:width="1.2799in" svg:height="0.5in" draw:z-index="6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5" text:anchor-type="page" text:anchor-page-number="1" svg:x="5.8402in" svg:y="7.9382in" svg:width="1.2799in" svg:height="0.5in" draw:z-index="6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4" text:anchor-type="page" text:anchor-page-number="1" svg:x="4.4402in" svg:y="7.9382in" svg:width="1.2799in" svg:height="0.5in" draw:z-index="6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3" text:anchor-type="page" text:anchor-page-number="1" svg:x="3.0402in" svg:y="7.9382in" svg:width="1.2799in" svg:height="0.5in" draw:z-index="6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2" text:anchor-type="page" text:anchor-page-number="1" svg:x="1.6402in" svg:y="7.9382in" svg:width="1.2799in" svg:height="0.5in" draw:z-index="6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1" text:anchor-type="page" text:anchor-page-number="1" svg:x="0.2402in" svg:y="7.9382in" svg:width="1.2799in" svg:height="0.5in" draw:z-index="6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0" text:anchor-type="page" text:anchor-page-number="1" svg:x="5.8402in" svg:y="7.3083in" svg:width="1.2799in" svg:height="0.5in" draw:z-index="5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9" text:anchor-type="page" text:anchor-page-number="1" svg:x="4.4402in" svg:y="7.3083in" svg:width="1.2799in" svg:height="0.5in" draw:z-index="5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8" text:anchor-type="page" text:anchor-page-number="1" svg:x="3.0402in" svg:y="7.3083in" svg:width="1.2799in" svg:height="0.5in" draw:z-index="5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7" text:anchor-type="page" text:anchor-page-number="1" svg:x="1.6402in" svg:y="7.3083in" svg:width="1.2799in" svg:height="0.5in" draw:z-index="5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6" text:anchor-type="page" text:anchor-page-number="1" svg:x="0.2402in" svg:y="7.3083in" svg:width="1.2799in" svg:height="0.5in" draw:z-index="5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5" text:anchor-type="page" text:anchor-page-number="1" svg:x="5.8402in" svg:y="6.6783in" svg:width="1.2799in" svg:height="0.5in" draw:z-index="5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4" text:anchor-type="page" text:anchor-page-number="1" svg:x="4.4402in" svg:y="6.6783in" svg:width="1.2799in" svg:height="0.5in" draw:z-index="5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3" text:anchor-type="page" text:anchor-page-number="1" svg:x="3.0402in" svg:y="6.6783in" svg:width="1.2799in" svg:height="0.5in" draw:z-index="5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2" text:anchor-type="page" text:anchor-page-number="1" svg:x="1.6402in" svg:y="6.6783in" svg:width="1.2799in" svg:height="0.5in" draw:z-index="5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1" text:anchor-type="page" text:anchor-page-number="1" svg:x="0.2402in" svg:y="6.6783in" svg:width="1.2799in" svg:height="0.5in" draw:z-index="5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0" text:anchor-type="page" text:anchor-page-number="1" svg:x="5.8402in" svg:y="6.0484in" svg:width="1.2799in" svg:height="0.5in" draw:z-index="4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9" text:anchor-type="page" text:anchor-page-number="1" svg:x="4.4402in" svg:y="6.0484in" svg:width="1.2799in" svg:height="0.5in" draw:z-index="4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8" text:anchor-type="page" text:anchor-page-number="1" svg:x="3.0402in" svg:y="6.0484in" svg:width="1.2799in" svg:height="0.5in" draw:z-index="4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7" text:anchor-type="page" text:anchor-page-number="1" svg:x="1.6402in" svg:y="6.0484in" svg:width="1.2799in" svg:height="0.5in" draw:z-index="4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6" text:anchor-type="page" text:anchor-page-number="1" svg:x="0.2402in" svg:y="6.0484in" svg:width="1.2799in" svg:height="0.5in" draw:z-index="4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5" text:anchor-type="page" text:anchor-page-number="1" svg:x="5.8402in" svg:y="5.4189in" svg:width="1.2799in" svg:height="0.5in" draw:z-index="4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4" text:anchor-type="page" text:anchor-page-number="1" svg:x="4.4402in" svg:y="5.4189in" svg:width="1.2799in" svg:height="0.5in" draw:z-index="4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3" text:anchor-type="page" text:anchor-page-number="1" svg:x="3.0402in" svg:y="5.4189in" svg:width="1.2799in" svg:height="0.5in" draw:z-index="4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2" text:anchor-type="page" text:anchor-page-number="1" svg:x="1.6402in" svg:y="5.4189in" svg:width="1.2799in" svg:height="0.5in" draw:z-index="4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1" text:anchor-type="page" text:anchor-page-number="1" svg:x="0.2402in" svg:y="5.4189in" svg:width="1.2799in" svg:height="0.5in" draw:z-index="4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0" text:anchor-type="page" text:anchor-page-number="1" svg:x="5.8402in" svg:y="4.789in" svg:width="1.2799in" svg:height="0.5in" draw:z-index="3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9" text:anchor-type="page" text:anchor-page-number="1" svg:x="4.4402in" svg:y="4.789in" svg:width="1.2799in" svg:height="0.5in" draw:z-index="3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8" text:anchor-type="page" text:anchor-page-number="1" svg:x="3.0402in" svg:y="4.789in" svg:width="1.2799in" svg:height="0.5in" draw:z-index="3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7" text:anchor-type="page" text:anchor-page-number="1" svg:x="1.6402in" svg:y="4.789in" svg:width="1.2799in" svg:height="0.5in" draw:z-index="3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6" text:anchor-type="page" text:anchor-page-number="1" svg:x="0.2402in" svg:y="4.789in" svg:width="1.2799in" svg:height="0.5in" draw:z-index="3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5" text:anchor-type="page" text:anchor-page-number="1" svg:x="5.8402in" svg:y="4.1591in" svg:width="1.2799in" svg:height="0.5in" draw:z-index="3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4" text:anchor-type="page" text:anchor-page-number="1" svg:x="4.4402in" svg:y="4.1591in" svg:width="1.2799in" svg:height="0.5in" draw:z-index="3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3" text:anchor-type="page" text:anchor-page-number="1" svg:x="3.0402in" svg:y="4.1591in" svg:width="1.2799in" svg:height="0.5in" draw:z-index="3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2" text:anchor-type="page" text:anchor-page-number="1" svg:x="1.6402in" svg:y="4.1591in" svg:width="1.2799in" svg:height="0.5in" draw:z-index="3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1" text:anchor-type="page" text:anchor-page-number="1" svg:x="0.2402in" svg:y="4.1591in" svg:width="1.2799in" svg:height="0.5in" draw:z-index="3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0" text:anchor-type="page" text:anchor-page-number="1" svg:x="5.8402in" svg:y="3.5291in" svg:width="1.2799in" svg:height="0.5in" draw:z-index="2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9" text:anchor-type="page" text:anchor-page-number="1" svg:x="4.4402in" svg:y="3.5291in" svg:width="1.2799in" svg:height="0.5in" draw:z-index="2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8" text:anchor-type="page" text:anchor-page-number="1" svg:x="3.0402in" svg:y="3.5291in" svg:width="1.2799in" svg:height="0.5in" draw:z-index="2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7" text:anchor-type="page" text:anchor-page-number="1" svg:x="1.6402in" svg:y="3.5291in" svg:width="1.2799in" svg:height="0.5in" draw:z-index="2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6" text:anchor-type="page" text:anchor-page-number="1" svg:x="0.2402in" svg:y="3.5291in" svg:width="1.2799in" svg:height="0.5in" draw:z-index="2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5" text:anchor-type="page" text:anchor-page-number="1" svg:x="5.8402in" svg:y="2.8992in" svg:width="1.2799in" svg:height="0.5in" draw:z-index="2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4" text:anchor-type="page" text:anchor-page-number="1" svg:x="4.4402in" svg:y="2.8992in" svg:width="1.2799in" svg:height="0.5in" draw:z-index="2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3" text:anchor-type="page" text:anchor-page-number="1" svg:x="3.0402in" svg:y="2.8992in" svg:width="1.2799in" svg:height="0.5in" draw:z-index="2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2" text:anchor-type="page" text:anchor-page-number="1" svg:x="1.6402in" svg:y="2.8992in" svg:width="1.2799in" svg:height="0.5in" draw:z-index="2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1" text:anchor-type="page" text:anchor-page-number="1" svg:x="0.2402in" svg:y="2.8992in" svg:width="1.2799in" svg:height="0.5in" draw:z-index="2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0" text:anchor-type="page" text:anchor-page-number="1" svg:x="5.8402in" svg:y="2.2693in" svg:width="1.2799in" svg:height="0.5in" draw:z-index="1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9" text:anchor-type="page" text:anchor-page-number="1" svg:x="4.4402in" svg:y="2.2693in" svg:width="1.2799in" svg:height="0.5in" draw:z-index="1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8" text:anchor-type="page" text:anchor-page-number="1" svg:x="3.0402in" svg:y="2.2693in" svg:width="1.2799in" svg:height="0.5in" draw:z-index="1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7" text:anchor-type="page" text:anchor-page-number="1" svg:x="1.6402in" svg:y="2.2693in" svg:width="1.2799in" svg:height="0.5in" draw:z-index="1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6" text:anchor-type="page" text:anchor-page-number="1" svg:x="0.2402in" svg:y="2.2693in" svg:width="1.2799in" svg:height="0.5in" draw:z-index="1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5" text:anchor-type="page" text:anchor-page-number="1" svg:x="5.8402in" svg:y="1.6398in" svg:width="1.2799in" svg:height="0.5in" draw:z-index="1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4" text:anchor-type="page" text:anchor-page-number="1" svg:x="4.4402in" svg:y="1.6398in" svg:width="1.2799in" svg:height="0.5in" draw:z-index="1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3" text:anchor-type="page" text:anchor-page-number="1" svg:x="3.0402in" svg:y="1.6398in" svg:width="1.2799in" svg:height="0.5in" draw:z-index="1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2" text:anchor-type="page" text:anchor-page-number="1" svg:x="1.6402in" svg:y="1.6398in" svg:width="1.2799in" svg:height="0.5in" draw:z-index="1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1" text:anchor-type="page" text:anchor-page-number="1" svg:x="0.2402in" svg:y="1.6398in" svg:width="1.2799in" svg:height="0.5in" draw:z-index="1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0" text:anchor-type="page" text:anchor-page-number="1" svg:x="5.8402in" svg:y="1.0098in" svg:width="1.2799in" svg:height="0.5in" draw:z-index="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9" text:anchor-type="page" text:anchor-page-number="1" svg:x="4.4402in" svg:y="1.0098in" svg:width="1.2799in" svg:height="0.5in" draw:z-index="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" text:anchor-type="page" text:anchor-page-number="1" svg:x="3.0402in" svg:y="1.0098in" svg:width="1.2799in" svg:height="0.5in" draw:z-index="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" text:anchor-type="page" text:anchor-page-number="1" svg:x="1.6402in" svg:y="1.0098in" svg:width="1.2799in" svg:height="0.5in" draw:z-index="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" text:anchor-type="page" text:anchor-page-number="1" svg:x="0.2402in" svg:y="1.0098in" svg:width="1.2799in" svg:height="0.5in" draw:z-index="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" text:anchor-type="page" text:anchor-page-number="1" svg:x="5.8402in" svg:y="0.3799in" svg:width="1.2799in" svg:height="0.5in" draw:z-index="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" text:anchor-type="page" text:anchor-page-number="1" svg:x="4.4402in" svg:y="0.3799in" svg:width="1.2799in" svg:height="0.5in" draw:z-index="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" text:anchor-type="page" text:anchor-page-number="1" svg:x="3.0402in" svg:y="0.3799in" svg:width="1.2799in" svg:height="0.5in" draw:z-index="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" text:anchor-type="page" text:anchor-page-number="1" svg:x="1.6402in" svg:y="0.3799in" svg:width="1.2799in" svg:height="0.5in" draw:z-index="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" text:anchor-type="page" text:anchor-page-number="1" svg:x="0.2402in" svg:y="0.3799in" svg:width="1.2799in" svg:height="0.5in" draw:z-index="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3799in" fo:margin-bottom="0in" fo:margin-left="0.2402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7T14:49:53.198310235</meta:creation-date>
    <dc:date>2019-08-27T14:51:42.799224001</dc:date>
    <meta:editing-duration>PT1M50S</meta:editing-duration>
    <meta:editing-cycles>1</meta:editing-cycles>
    <meta:document-statistic meta:table-count="0" meta:image-count="0" meta:object-count="0" meta:page-count="1" meta:paragraph-count="85" meta:word-count="85" meta:character-count="340" meta:non-whitespace-character-count="340"/>
    <meta:generator>LibreOffice/6.3.0.4$Linux_X86_64 LibreOffice_project/057fc023c990d676a43019934386b85b21a9ee99</meta:generator>
  </office:meta>
</office:document-meta>
</file>